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20000015E0B8380492B302A84.png" manifest:media-type="image/png"/>
  <manifest:file-entry manifest:full-path="Pictures/1000000000000447000000DF147A299BB6E7EFB3.png" manifest:media-type="image/png"/>
  <manifest:file-entry manifest:full-path="Pictures/1000000000000266000001112FA4179D332AAD03.png" manifest:media-type="image/png"/>
  <manifest:file-entry manifest:full-path="Pictures/1000000000000556000003002D374902EF86FA76.png" manifest:media-type="image/png"/>
  <manifest:file-entry manifest:full-path="Pictures/100000000000044500000114BB61163D046445E7.png" manifest:media-type="image/png"/>
  <manifest:file-entry manifest:full-path="Pictures/10000000000005560000030075CE40ACAC9D14B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8049" officeooo:paragraph-rsid="00008049"/>
    </style:style>
    <style:style style:name="P2" style:family="paragraph" style:parent-style-name="Standard">
      <style:text-properties officeooo:rsid="00008049" officeooo:paragraph-rsid="000080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27</text:p>
      <text:p text:style-name="P1"><draw:frame draw:style-name="fr1" draw:name="Figura1" text:anchor-type="paragraph" svg:width="17cm" svg:height="6.482cm" draw:z-index="0"><draw:image xlink:href="Pictures/10000000000003920000015E0B8380492B302A84.png" xlink:type="simple" xlink:show="embed" xlink:actuate="onLoad"/></draw:frame></text:p>
      <text:p text:style-name="P1"/>
      <text:p text:style-name="P1"><draw:frame draw:style-name="fr2" draw:name="Figura2" text:anchor-type="paragraph" svg:width="16.245cm" svg:height="7.223cm" draw:z-index="1"><draw:image xlink:href="Pictures/1000000000000266000001112FA4179D332AAD03.png" xlink:type="simple" xlink:show="embed" xlink:actuate="onLoad"/></draw:frame></text:p>
      <text:p text:style-name="P1"><draw:frame draw:style-name="fr1" draw:name="Figura3" text:anchor-type="paragraph" svg:width="17cm" svg:height="4.292cm" draw:z-index="2"><draw:image xlink:href="Pictures/100000000000044500000114BB61163D046445E7.png" xlink:type="simple" xlink:show="embed" xlink:actuate="onLoad"/></draw:frame></text:p>
      <text:p text:style-name="P1"/>
      <text:p text:style-name="P1"><draw:frame draw:style-name="fr3" draw:name="Figura4" text:anchor-type="paragraph" svg:width="17cm" svg:height="9.557cm" draw:z-index="3"><draw:image xlink:href="Pictures/1000000000000556000003002D374902EF86FA76.png" xlink:type="simple" xlink:show="embed" xlink:actuate="onLoad"/></draw:frame><text:soft-page-break/></text:p>
      <text:p text:style-name="P1"><draw:frame draw:style-name="fr1" draw:name="Figura5" text:anchor-type="paragraph" svg:width="17cm" svg:height="9.557cm" draw:z-index="4"><draw:image xlink:href="Pictures/10000000000005560000030075CE40ACAC9D14BE.png" xlink:type="simple" xlink:show="embed" xlink:actuate="onLoad"/></draw:frame></text:p>
      <text:p text:style-name="P1"/>
      <text:p text:style-name="P1"><draw:frame draw:style-name="fr1" draw:name="Figura6" text:anchor-type="paragraph" svg:width="17cm" svg:height="3.461cm" draw:z-index="5"><draw:image xlink:href="Pictures/1000000000000447000000DF147A299BB6E7EFB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6M7S</meta:editing-duration>
    <meta:editing-cycles>8</meta:editing-cycles>
    <meta:generator>LibreOffice/5.3.1.2$Windows_X86_64 LibreOffice_project/e80a0e0fd1875e1696614d24c32df0f95f03deb2</meta:generator>
    <dc:date>2018-03-08T16:42:26.281000000</dc:date>
    <meta:document-statistic meta:table-count="0" meta:image-count="6" meta:object-count="0" meta:page-count="2" meta:paragraph-count="1" meta:word-count="1" meta:character-count="8" meta:non-whitespace-character-count="8"/>
    <meta:user-defined meta:name="Info 1"/>
    <meta:user-defined meta:name="Info 2"/>
    <meta:user-defined meta:name="Info 3"/>
    <meta:user-defined meta:name="Info 4"/>
  </office:meta>
</office:document-meta>
</file>